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Sans Pro" svg:font-family="'Source Sans Pro', sans-serif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Liberation Serif" fo:font-size="11pt" fo:language="da" fo:country="DK" fo:font-weight="normal" fo:background-color="transparent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use-window-font-color="true" style:font-name="Liberation Serif" fo:font-size="11pt" fo:language="da" fo:country="DK" fo:font-weight="normal" officeooo:rsid="001cb569" officeooo:paragraph-rsid="001cb569" fo:background-color="transparent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use-window-font-color="true" style:font-name="Liberation Serif" fo:font-size="11pt" fo:language="da" fo:country="DK" fo:font-weight="normal" officeooo:rsid="0020b0da" officeooo:paragraph-rsid="0020b0da" fo:background-color="transparent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use-window-font-color="true" style:font-name="Liberation Serif" fo:font-size="11pt" fo:language="da" fo:country="DK" fo:font-weight="normal" officeooo:paragraph-rsid="001cb569" fo:background-color="transparent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use-window-font-color="true" style:font-name="Liberation Serif" fo:font-size="11pt" fo:language="da" fo:country="DK" fo:font-weight="normal" officeooo:rsid="0021a53b" officeooo:paragraph-rsid="0021a53b" fo:background-color="transparent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use-window-font-color="true" style:font-name="Liberation Serif" fo:font-size="11pt" fo:language="da" fo:country="DK" fo:font-weight="normal" officeooo:rsid="0023d9eb" officeooo:paragraph-rsid="0023d9eb" fo:background-color="transparent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use-window-font-color="true" style:font-name="Liberation Serif" fo:font-size="11pt" fo:font-weight="normal" officeooo:paragraph-rsid="0020b0da" fo:background-color="transparent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break-before="page"/>
      <style:text-properties style:use-window-font-color="true" style:font-name="Liberation Serif" fo:font-size="11pt" fo:language="da" fo:country="DK" fo:font-weight="normal" officeooo:rsid="001cb569" officeooo:paragraph-rsid="001cb569" fo:background-color="transparent" style:font-size-asian="11pt" style:font-weight-asian="normal" style:font-size-complex="11pt" style:font-weight-complex="normal"/>
    </style:style>
    <style:style style:name="T1" style:family="text">
      <style:text-properties officeooo:rsid="001d93e0"/>
    </style:style>
    <style:style style:name="T2" style:family="text">
      <style:text-properties officeooo:rsid="001ef4ac"/>
    </style:style>
    <style:style style:name="T3" style:family="text">
      <style:text-properties officeooo:rsid="0020b0da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font-variant="normal" fo:text-transform="none" fo:letter-spacing="normal" fo:font-style="normal" officeooo:rsid="0020b0da"/>
    </style:style>
    <style:style style:name="T6" style:family="text">
      <style:text-properties fo:language="da" fo:country="DK" officeooo:rsid="0020b0da"/>
    </style:style>
    <style:style style:name="T7" style:family="text">
      <style:text-properties officeooo:rsid="0022d4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tus af programmet:</text:p>
      <text:p text:style-name="P2">Programmet opfylder til høj grad opgavebeskrivelsen, men med enkelte afvigelser:</text:p>
      <text:p text:style-name="P2">“SeasonalProduct” er implementeret, men benyttes ikke I programmet, <text:span text:style-name="T1">der der I opgavebeskrivelsen står at deactivate_date I csv filen kan ignoreres</text:span>. Alle produkter nytter “Product”</text:p>
      <text:p text:style-name="P2">I opgaven står der, at der bør være nok funktionalitet til at undgå at få kastet exceptions, og programmet opfylder “næsten” dette, såfrem<text:span text:style-name="T3">t</text:span> brugeren følger reglerne for programmet. Undtagelsen er når en ny bruger oprettes, hvor programmet kaster en exception hvis brugernavnet ikke findes i et dictionary. <text:span text:style-name="T2">Til gengæld vil der også blive kastet en exception så snart brugeren gør noget de ikke skal, for at gøre det nemt og simpelt at håndtere fejlen.</text:span></text:p>
      <text:p text:style-name="P2">Brugerfladen implementerer hele IstrengSystemUI interfacet, med et par metoder tilføjet.</text:p>
      <text:p text:style-name="P2">Parseren implementerer ikke et interface, men benytter I stedet instanser fra de klasser der implementerer dem.</text:p>
      <text:p text:style-name="P2">Der er tilføjet ekstra metoder til adminstratorkommandoerne: man, adduser og setprice</text:p>
      <text:p text:style-name="P2"/>
      <text:p text:style-name="P2">Alle transaktioner og brugere logges ved oprettelse, og loades ind I systemet igen ved start. <text:span text:style-name="T3">Der er valgt ikke at tilføje nye produkter/gemme ændringer til produkter da disse er af lavere prioritet, og ikke er nødvendige i samme omfang for at programmet kan virke.</text:span></text:p>
      <text:p text:style-name="P2"/>
      <text:p text:style-name="P3">Som hovedregel foregår alle printninger til brugeren gennem den instans af StringSystemCLI der oprettes i Main. Undtagelsen er i constructoren for StringSystem, hvor fejl fra bl.a. manglende filer skal håndteres, og brugeren skal informeres herom før programmet fortsætter, så det kan stoppes.</text:p>
      <text:p text:style-name="P2"/>
      <text:p text:style-name="P6">Når brugeren vælger at købe flere produkter på en gang er der valgt at vise alle købene for brugeren separat, da transaktionerne ligeledes behandles som separate.</text:p>
      <text:p text:style-name="P2"/>
      <text:p text:style-name="P3">Der har været foretaget unit-testing på dele af programmet tidligt i forløbet, disse er dog blevet fjernet efterfølgende, da de har givet problemer med ”cloud-b<text:span text:style-name="T7">u</text:span>ilding” (Se hjælp).</text:p>
      <text:p text:style-name="P2"/>
      <text:p text:style-name="P8">Kilder og hjælp:</text:p>
      <text:p text:style-name="P2"><text:span text:style-name="T3">Sparringspartner</text:span> til diskussion af program: Daniel T. Sørensen</text:p>
      <text:p text:style-name="P2"/>
      <text:p text:style-name="P2">Stack Owerflow:</text:p>
      <text:p text:style-name="P2">Til at undersøge navne og email:</text:p>
      <text:p text:style-name="P2">http://stackoverflow.com/questions/12350801/check-string-for-invalid-characters-smartest-way</text:p>
      <text:p text:style-name="P4">Fjerne HTML tags: </text:p>
      <text:p text:style-name="P4">http://www.dotnetperls.com/remove-html-tags</text:p>
      <text:p text:style-name="P4">Rydde en fil før der skrives igen (Til opdatering af bruger): </text:p>
      <text:p text:style-name="P4">http://stackoverflow.com/questions/4999988/to-clear-the-contents-of-a-file</text:p>
      <text:p text:style-name="P4">Let tilføje ny linje til bunden af en fil:</text:p>
      <text:p text:style-name="P4">http://stackoverflow.com/questions/2837020/open-existing-file-append-a-single-line</text:p>
      <text:p text:style-name="P4">Afslutte programmet gennem metodekald:</text:p>
      <text:p text:style-name="P4">http://stackoverflow.com/questions/12977924/how-to-properly-exit-a-c-sharp-application</text:p>
      <text:p text:style-name="P4">Tegne ÆØÅ i CMD:</text:p>
      <text:p text:style-name="P4">http://stackoverflow.com/questions/5750203/how-to-write-unicode-chars-to-console</text:p>
      <text:p text:style-name="P4">Få nuværende tid på dagen:</text:p>
      <text:p text:style-name="P4">http://stackoverflow.com/questions/296920/how-do-you-get-the-current-time-of-day</text:p>
      <text:p text:style-name="P2"/>
      <text:p text:style-name="P2">MSDN - hjælp og opslag til mange ting, inklusiv men ikke begrænset til:</text:p>
      <text:p text:style-name="P1">- Exceptions</text:p>
      <text:p text:style-name="P1">- Dictionaries</text:p>
      <text:p text:style-name="P1">- Textformattering</text:p>
      <text:p text:style-name="P2"/>
      <text:p text:style-name="P7"><text:span text:style-name="T6">Build-tjenester (</text:span><text:span text:style-name="T4">continuous integration service</text:span><text:span text:style-name="T5">s</text:span> <text:span text:style-name="T6">):</text:span></text:p>
      <text:p text:style-name="P3">travis-ci.org – Linux Ubunto basseret bygge-tjeneste der bygger programmet i Mono.</text:p>
      <text:p text:style-name="P5">Appveyor.com – Windows basseret bygge-tjeneste der bygger programmet i Microsoft .Net</text:p>
      <text:p text:style-name="P5">Tjenesterne er brugt til at compile code eksternt for at fange flere fejl og warnings, herunder også flere VS2013 ikke fand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ource Sans Pro" svg:font-family="'Source Sans Pro', sans-serif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7:39:44.191000000</meta:creation-date>
    <dc:date>2015-05-12T00:23:14.923000000</dc:date>
    <meta:editing-duration>PT3H21M8S</meta:editing-duration>
    <meta:editing-cycles>8</meta:editing-cycles>
    <meta:generator>LibreOffice/4.4.2.2$Windows_x86 LibreOffice_project/c4c7d32d0d49397cad38d62472b0bc8acff48dd6</meta:generator>
    <meta:document-statistic meta:table-count="0" meta:image-count="0" meta:object-count="0" meta:page-count="2" meta:paragraph-count="36" meta:word-count="414" meta:character-count="3236" meta:non-whitespace-character-count="2854"/>
  </office:meta>
</office:document-meta>
</file>